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break-before="page"/>
    </style:style>
    <style:style style:name="P4" style:family="paragraph" style:parent-style-name="Standard">
      <style:paragraph-properties fo:break-before="page"/>
      <style:text-properties style:language-asian="ja" style:country-asian="JP"/>
    </style:style>
    <style:style style:name="P5" style:family="paragraph" style:parent-style-name="Standard">
      <style:text-properties style:language-asian="ja" style:country-asian="JP"/>
    </style:style>
    <style:style style:name="P6" style:family="paragraph" style:parent-style-name="Standard" style:list-style-name="L1">
      <style:text-properties style:language-asian="ja" style:country-asian="JP"/>
    </style:style>
    <style:style style:name="P7" style:family="paragraph" style:parent-style-name="Standard" style:list-style-name="L2">
      <style:text-properties style:language-asian="ja" style:country-asian="JP"/>
    </style:style>
    <style:style style:name="P8" style:family="paragraph" style:parent-style-name="Standard" style:list-style-name="L3">
      <style:text-properties style:language-asian="ja" style:country-asian="JP"/>
    </style:style>
    <style:style style:name="P9" style:family="paragraph" style:parent-style-name="Standard" style:list-style-name="L4">
      <style:text-properties style:language-asian="ja" style:country-asian="JP"/>
    </style:style>
    <style:style style:name="P10" style:family="paragraph" style:parent-style-name="Standard" style:list-style-name="L5">
      <style:text-properties style:language-asian="ja" style:country-asian="JP"/>
    </style:style>
    <style:style style:name="P11" style:family="paragraph" style:parent-style-name="Standard" style:list-style-name="L6">
      <style:text-properties style:language-asian="ja" style:country-asian="JP"/>
    </style:style>
    <style:style style:name="P12" style:family="paragraph" style:parent-style-name="Standard" style:list-style-name="L1"/>
    <style:style style:name="P1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
      <text:p text:style-name="P2"/>
      <text:p text:style-name="P2"/>
      <text:p text:style-name="P2"/>
      <text:p text:style-name="P2"/>
      <text:p text:style-name="P2"/>
      <text:p text:style-name="P2"/>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コンテンツとは何か？<text:tab/>3</text:p>
          <text:p text:style-name="P15">コンテンツの種類 (extensions)<text:tab/>3</text:p>
          <text:p text:style-name="P15">コンテンツの担当範囲<text:tab/>3</text:p>
          <text:p text:style-name="P14">ローカルリソースファイルの取り扱い<text:tab/>4</text:p>
          <text:p text:style-name="P14">HTMLコンテンツの書式<text:tab/>5</text:p>
          <text:p text:style-name="P15">コンテンツHTMLソースの範囲<text:tab/>5</text:p>
          <text:p text:style-name="P15">コンテンツローカルCSSの読み込み<text:tab/>5</text:p>
          <text:p text:style-name="P14">CSSの書式<text:tab/>6</text:p>
          <text:p text:style-name="P14">JavaScript<text:tab/>7</text:p>
          <text:p text:style-name="P15">JavaScriptライブラリの利用<text:tab/>7</text:p>
          <text:p text:style-name="P16">テーマがロードするJavaScriptライブラリ<text:tab/>7</text:p>
          <text:p text:style-name="P16">コンテンツによって必要な場合にロードできる共有ライブラリ<text:tab/>7</text:p>
          <text:p text:style-name="P14">コンテンツコーディング規約<text:tab/>8</text:p>
          <text:p text:style-name="P15">内部エンコード<text:tab/>8</text:p>
          <text:p text:style-name="P15">改行コード<text:tab/>8</text:p>
          <text:p text:style-name="P15">インデント<text:tab/>8</text:p>
          <text:p text:style-name="P15">演算子<text:tab/>8</text:p>
          <text:p text:style-name="P15">命名規則<text:tab/>8</text:p>
          <text:p text:style-name="P16">PHPのクラス名<text:tab/>8</text:p>
          <text:p text:style-name="P16">PHPのメソッド名<text:tab/>8</text:p>
          <text:p text:style-name="P16">JavaScriptのオブジェクト名<text:tab/>9</text:p>
          <text:p text:style-name="P16">CSSクラス名<text:tab/>9</text:p>
          <text:p text:style-name="P16">パラメータ、クッキー、セッション、HTTP拡張ヘッダー<text:tab/>9</text:p>
          <text:p text:style-name="P16">その他<text:tab/>9</text:p>
        </text:index-body>
      </text:table-of-content>
      <text:p text:style-name="P2"/>
      <text:p text:style-name="Standard"/>
      <text:p text:style-name="Standard"/>
      <text:p text:style-name="Standard"/>
      <text:p text:style-name="Standard"/>
      <text:p text:style-name="P3"/>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34629326" text:style-name="L1">
        <text:list-item>
          <text:p text:style-name="P12">html</text:p>
        </text:list-item>
        <text:list-item>
          <text:p text:style-name="P12">php</text:p>
        </text:list-item>
        <text:list-item>
          <text:p text:style-name="P6">txt</text:p>
        </text:list-item>
        <text:list-item>
          <text:p text:style-name="P12">wiki</text:p>
        </text:list-item>
        <text:list-item>
          <text:p text:style-name="P6">direct</text:p>
        </text:list-item>
        <text:list-item>
          <text:p text:style-name="P12">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4"/>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34635399" text:style-name="L2">
        <text:list-item>
          <text:p text:style-name="P7">コンテンツファイル本体と同じ階層に、コンテンツファイル名の拡張子を .files とした名前の専用のディレクトリを設置し、全てのリソースはその中で管理する。</text:p>
        </text:list-item>
        <text:list-item>
          <text:p text:style-name="P7">ローカルリソースディレクトリの中の整理分類は、コンテンツ制作者に任せる。</text:p>
        </text:list-item>
        <text:list-item>
          <text:p text:style-name="P7">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4"/>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スマーティタグ{<text:span text:style-name="T2">send_content name="head"</text:span>}で囲った部分のソースは、ヘッドセクション内に出力される。</text:p>
      <text:p text:style-name="P2"/>
      <text:p text:style-name="P2">例：</text:p>
      <text:p text:style-name="P13">{send_content name="head"}</text:p>
      <text:p text:style-name="P13">&lt;!-- CSSの記述 --&gt;</text:p>
      <text:p text:style-name="P2">&lt;style type=”text/css”&gt;</text:p>
      <text:p text:style-name="P2">.contents .cont_hoge{</text:p>
      <text:p text:style-name="P2"><text:s text:c="4"/>color:#ff0000;</text:p>
      <text:p text:style-name="P2">}</text:p>
      <text:p text:style-name="P2">&lt;/style&gt;</text:p>
      <text:p text:style-name="P13">&lt;!-- CSSを外部化する場合 --&gt;</text:p>
      <text:p text:style-name="P2"><text:span text:style-name="T2">&lt;link rel=”stylesheet” href=”/aaa/hoge.files/contents.css” type=”text/css” /&gt;<text:line-break/>{/send_content}</text:span> </text:p>
      <text:p text:style-name="P2">&lt;div class=”cont_hoge”&gt;</text:p>
      <text:p text:style-name="P2">&lt;p&gt;ここはコンテンツの領域です。&lt;/p&gt;</text:p>
      <text:p text:style-name="P2">&lt;/div&gt;</text:p>
      <text:p text:style-name="P2"/>
      <text:p text:style-name="P4"/>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34634971" text:style-name="L3">
        <text:list-item>
          <text:p text:style-name="P8">コンテンツは、&lt;div class=”contents”&gt;&lt;/div&gt; の内側に設置される約束なので、コンテンツが独自に定義するCSSクラスは、.contents 以下にのみ効果があるように記述しなければならない。</text:p>
        </text:list-item>
        <text:list-item>
          <text:p text:style-name="P8">コンテンツが独自に定義するCSSクラスには、接頭辞 cont を付加しなければならない。</text:p>
        </text:list-item>
        <text:list-item>
          <text:p text:style-name="P8">テーマが提供するCSSモジュールの一部を改変して使うことはできない。ただし、テーマが明示的に許可している場合は、その範囲で改変することができる。</text:p>
        </text:list-item>
      </text:list>
      <text:p text:style-name="P2"/>
      <text:p text:style-name="P2"/>
      <text:p text:style-name="P2"/>
      <text:p text:style-name="P2"/>
      <text:p text:style-name="P4"/>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34625629" text:style-name="L4">
        <text:list-item>
          <text:p text:style-name="P9">ローカルなJavaScriptメソッドには、接頭辞contを付加する。</text:p>
        </text:list-item>
        <text:list-item>
          <text:p text:style-name="P9">コンテンツのHTMLソースは&lt;div class=”contents”&gt;&lt;/div&gt;に内包される規則のため、それ以外のDOMエレメントを改変するようなスクリプトを記述してはならない。</text:p>
        </text:list-item>
        <text:list-item>
          <text:p text:style-name="P9">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34639261" text:style-name="L5">
        <text:list-item>
          <text:p text:style-name="P10">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34632963" text:style-name="L6">
        <text:list-item>
          <text:p text:style-name="P11">(未定義)</text:p>
        </text:list-item>
      </text:list>
      <text:p text:style-name="P2"/>
      <text:p text:style-name="P2"/>
      <text:p text:style-name="P2"/>
      <text:p text:style-name="P4"/>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9</text:page-number><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4-21T14:50:00.18</dc:date>
    <dc:creator>Koyanagi Tomoya</dc:creator>
    <meta:editing-duration>PT14H47M5S</meta:editing-duration>
    <meta:editing-cycles>20</meta:editing-cycles>
    <meta:generator>OpenOffice.org/3.3$Win32 OpenOffice.org_project/330m20$Build-9567</meta:generator>
    <dc:title>Pickles Framework 1.X コンテンツ制作マニュアル</dc:title>
    <meta:document-statistic meta:table-count="0" meta:image-count="0" meta:object-count="0" meta:page-count="9" meta:paragraph-count="128" meta:word-count="1272" meta:character-count="3533"/>
  </office:meta>
</office:document-meta>
</file>